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C80000004B0E37CA21099BEA5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  <style:text-properties fo:font-weight="bold" style:font-weight-asian="bold" style:font-weight-complex="bold"/>
    </style:style>
    <style:style style:name="P3" style:family="paragraph">
      <style:paragraph-properties fo:text-align="end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4cm" svg:y1="8.082cm" svg:x2="21.366cm" svg:y2="8.082cm">
          <text:p/>
        </draw:line>
        <draw:frame draw:style-name="gr2" draw:text-style-name="P4" draw:layer="layout" svg:width="6.348cm" svg:height="1.542cm" svg:x="15.288cm" svg:y="8.336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6" draw:layer="layout" svg:width="11.938cm" svg:height="2.152cm" svg:x="6.35cm" svg:y="5.742cm">
          <draw:text-box>
            <text:p text:style-name="P5"><text:span text:style-name="T2">遊戲物理約束</text:span></text:p>
            <text:p text:style-name="P5"><text:span text:style-name="T2">Physics Constraints in Games</text:span></text:p>
          </draw:text-box>
        </draw:frame>
        <draw:frame draw:style-name="gr4" draw:text-style-name="P7" draw:layer="layout" svg:width="7cm" svg:height="2.625cm" svg:x="24.496cm" svg:y="12.192cm">
          <draw:image xlink:href="Pictures/1000020100000C80000004B0E37CA21099BEA5D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19T02:50:42.647000000</dc:date>
    <meta:editing-duration>PT14M14S</meta:editing-duration>
    <meta:editing-cycles>4</meta:editing-cycles>
    <meta:generator>LibreOffice/6.3.4.2$Windows_X86_64 LibreOffice_project/60da17e045e08f1793c57c00ba83cdfce946d0aa</meta:generator>
    <meta:document-statistic meta:object-count="29"/>
  </office:meta>
</office:document-meta>
</file>